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6.31pt"/>
    </style:style>
    <style:style style:name="co2" style:family="table-column">
      <style:table-column-properties fo:break-before="auto" style:column-width="427.1pt"/>
    </style:style>
    <style:style style:name="co3" style:family="table-column">
      <style:table-column-properties fo:break-before="auto" style:column-width="126.4pt"/>
    </style:style>
    <style:style style:name="co4" style:family="table-column">
      <style:table-column-properties fo:break-before="auto" style:column-width="238.9pt"/>
    </style:style>
    <style:style style:name="co5" style:family="table-column">
      <style:table-column-properties fo:break-before="auto" style:column-width="147.94pt"/>
    </style:style>
    <style:style style:name="co6" style:family="table-column">
      <style:table-column-properties fo:break-before="auto" style:column-width="134.7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79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w_20_to_20_really_20_understand_20_indicators">
      <style:table-properties table:display="true" style:writing-mode="lr-tb"/>
    </style:style>
    <style:style style:name="ta2" style:family="table" style:master-page-name="PageStyle_5f_Backtesting_20_template_20_-_20_MACD_20_-_20_ETHUSDT_20_-_20_D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b539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fo:background-color="#0b539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fo:background-color="#0b539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0b539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b539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0b53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0b5394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0b5394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0b539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w to really understand indica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ECHNICAL ANALYSIS</text:p>
          </table:table-cell>
          <table:table-cell table:style-name="ce15"/>
          <table:table-cell table:style-name="ce31" table:number-columns-repeated="3"/>
          <table:table-cell table:style-name="ce34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s://twitter.com/VaidaBogdan" xlink:type="simple">Version 1.2, created by @VaidaBogdan.</text:a></text:p>
          </table:table-cell>
          <table:table-cell table:style-name="ce7"/>
          <table:table-cell table:style-name="ce31" table:number-columns-repeated="3"/>
          <table:table-cell table:style-name="ce34"/>
          <table:table-cell table:number-columns-repeated="1018"/>
        </table:table-row>
        <table:table-row table:style-name="ro1">
          <table:table-cell table:style-name="ce3"/>
          <table:table-cell table:style-name="ce16"/>
          <table:table-cell table:style-name="ce32" table:number-columns-repeated="3"/>
          <table: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1. Choose 1 indicator from each category.</text:p>
          </table:table-cell>
          <table:table-cell table:style-name="ce17" office:value-type="string" calcext:value-type="string">
            <text:p>I've used bold on the ones commonly used.</text:p>
          </table:table-cell>
          <table:table-cell table:style-name="ce31" table:number-columns-repeated="3"/>
          <table:table-cell table:style-name="ce34"/>
          <table:table-cell table:number-columns-repeated="1018"/>
        </table:table-row>
        <table:table-row table:style-name="ro1">
          <table:table-cell table:style-name="ce5" office:value-type="string" calcext:value-type="string">
            <text:p>2. Learn its use and formula.</text:p>
          </table:table-cell>
          <table:table-cell table:style-name="ce18" office:value-type="string" calcext:value-type="string">
            <text:p><text:a xlink:href="https://www.investopedia.com/terms/m/macd.asp" xlink:type="simple">Use Investopedia. E.g. https://www.investopedia.com/terms/m/macd.asp</text:a></text:p>
          </table:table-cell>
          <table:table-cell table:style-name="ce33" table:number-columns-repeated="2"/>
          <table:table-cell table:style-name="ce34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3. Apply the formula on a chart and plot it manually.</text:p>
          </table:table-cell>
          <table:table-cell table:style-name="ce17"/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>
            <text:p>4. Backtest the indicator 100 times.</text:p>
          </table:table-cell>
          <table:table-cell table:style-name="ce18" office:value-type="string" calcext:value-type="string">
            <text:p><text:a xlink:href="https://www.youtube.com/watch?v=nmffSjdZbWQ" xlink:type="simple">Example of a backtest: https://www.youtube.com/watch?v=nmffSjdZbWQ</text:a></text:p>
          </table:table-cell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6" office:value-type="string" calcext:value-type="string">
            <text:p>5. Combine the 4 indicators to get a good overview.</text:p>
          </table:table-cell>
          <table:table-cell table:style-name="ce19"/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7" table:number-columns-repeated="2"/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8" table:number-columns-repeated="2"/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9" office:value-type="string" calcext:value-type="string">
            <text:p>Category</text:p>
          </table:table-cell>
          <table:table-cell table:style-name="ce20" office:value-type="string" calcext:value-type="string">
            <text:p>Indicator</text:p>
          </table:table-cell>
          <table:table-cell table:style-name="ce35" office:value-type="string" calcext:value-type="string">
            <text:p>Shortcode</text:p>
          </table:table-cell>
          <table:table-cell table:style-name="ce35" office:value-type="string" calcext:value-type="string">
            <text:p>Settings for crypto</text:p>
          </table:table-cell>
          <table:table-cell table:style-name="ce35" office:value-type="string" calcext:value-type="string">
            <text:p>Understood the formula</text:p>
          </table:table-cell>
          <table:table-cell table:style-name="ce35" office:value-type="string" calcext:value-type="string">
            <text:p>Backtested 100 times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1" table:number-rows-spanned="8">
            <text:p>Trend analysis</text:p>
          </table:table-cell>
          <table:table-cell table:style-name="ce21" office:value-type="string" calcext:value-type="string">
            <text:p><text:a xlink:href="https://www.investopedia.com/terms/i/ichimoku-cloud.asp" xlink:type="simple">Ichimoku Cloud</text:a></text:p>
          </table:table-cell>
          <table:table-cell table:style-name="ce36"/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2" office:value-type="string" calcext:value-type="string">
            <text:p><text:a xlink:href="https://www.investopedia.com/articles/forex/07/pivotpointstrategy.asp" xlink:type="simple">Pivot Points</text:a></text:p>
          </table:table-cell>
          <table:table-cell table:style-name="ce37" office:value-type="string" calcext:value-type="string">
            <text:p>PP</text:p>
          </table:table-cell>
          <table:table-cell table:style-name="ce39" office:value-type="string" calcext:value-type="string">
            <text:p>Without history, Fibo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3" office:value-type="string" calcext:value-type="string">
            <text:p><text:a xlink:href="https://www.investopedia.com/terms/z/zig_zag_indicator.asp" xlink:type="simple">Zig Zag</text:a></text:p>
          </table:table-cell>
          <table:table-cell table:style-name="ce37" table:number-columns-repeated="2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2" office:value-type="string" calcext:value-type="string">
            <text:p><text:a xlink:href="https://www.investopedia.com/trading/support-and-resistance-basics/" xlink:type="simple">Support and resistance</text:a></text:p>
          </table:table-cell>
          <table:table-cell table:style-name="ce37" table:number-columns-repeated="2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2" office:value-type="string" calcext:value-type="string">
            <text:p><text:a xlink:href="https://www.investopedia.com/trading/candlestick-charting-what-is-it/" xlink:type="simple">Candlestick patterns</text:a></text:p>
          </table:table-cell>
          <table:table-cell table:style-name="ce37" table:number-columns-repeated="2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4" office:value-type="string" calcext:value-type="string">
            <text:p>Fibonnaci extensions and retracements (leading indicator)</text:p>
          </table:table-cell>
          <table:table-cell table:style-name="ce37"/>
          <table:table-cell table:style-name="ce39" office:value-type="string" calcext:value-type="string">
            <text:p>0.382 0.5 0.618 0.66 0.786 -0.272 -0.618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4" office:value-type="string" calcext:value-type="string">
            <text:p>Indicator divergences</text:p>
          </table:table-cell>
          <table:table-cell table:style-name="ce37"/>
          <table:table-cell table:style-name="ce39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2"/>
          <table:table-cell table:style-name="ce25" office:value-type="string" calcext:value-type="string">
            <text:p>Elliot Waves (leading indicator)</text:p>
          </table:table-cell>
          <table:table-cell table:style-name="ce38" table:number-columns-repeated="2"/>
          <table:table-cell table:style-name="ce38" table:formula="of:=FALSE()" office:value-type="float" office:value="0" calcext:value-type="float">
            <text:p>0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1" table:number-rows-spanned="5">
            <text:p>Trend indicators</text:p>
          </table:table-cell>
          <table:table-cell table:style-name="ce22" office:value-type="string" calcext:value-type="string">
            <text:p><text:a xlink:href="https://www.investopedia.com/terms/m/movingaverage.asp" xlink:type="simple">Moving Averages</text:a></text:p>
          </table:table-cell>
          <table:table-cell table:style-name="ce37" office:value-type="string" calcext:value-type="string">
            <text:p>EMA, MA, WMA, HMA</text:p>
          </table:table-cell>
          <table:table-cell table:style-name="ce39" office:value-type="string" calcext:value-type="string">
            <text:p>EMA 13, 21, MA 200, 5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2" office:value-type="string" calcext:value-type="string">
            <text:p><text:a xlink:href="https://www.investopedia.com/terms/m/macd.asp" xlink:type="simple">Moving Average Convergence Divergence</text:a></text:p>
          </table:table-cell>
          <table:table-cell table:style-name="ce37" office:value-type="string" calcext:value-type="string">
            <text:p>MACD</text:p>
          </table:table-cell>
          <table:table-cell table:style-name="ce39" office:value-type="string" calcext:value-type="string">
            <text:p>FL 3, SL 10, SS 16 + 2 CHECKS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2" office:value-type="string" calcext:value-type="string">
            <text:p><text:a xlink:href="https://www.investopedia.com/terms/p/parabolicindicator.asp" xlink:type="simple">Parabolic SAR</text:a></text:p>
          </table:table-cell>
          <table:table-cell table:style-name="ce37" office:value-type="string" calcext:value-type="string">
            <text:p>PSAR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Linear Regression</text:p>
          </table:table-cell>
          <table:table-cell table:style-name="ce37" table:number-columns-repeated="2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2"/>
          <table:table-cell table:style-name="ce27" office:value-type="string" calcext:value-type="string">
            <text:p>KAMA</text:p>
          </table:table-cell>
          <table:table-cell table:style-name="ce38" table:number-columns-repeated="2"/>
          <table:table-cell table:style-name="ce38" table:formula="of:=FALSE()" office:value-type="float" office:value="0" calcext:value-type="float">
            <text:p>0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1" table:number-rows-spanned="10">
            <text:p>Momentum indicators</text:p>
          </table:table-cell>
          <table:table-cell table:style-name="ce22" office:value-type="string" calcext:value-type="string">
            <text:p><text:a xlink:href="https://www.investopedia.com/terms/r/rsi.asp" xlink:type="simple">Relative Strength Index</text:a></text:p>
          </table:table-cell>
          <table:table-cell table:style-name="ce37" office:value-type="string" calcext:value-type="string">
            <text:p>RSI</text:p>
          </table:table-cell>
          <table:table-cell table:style-name="ce39" office:value-type="string" calcext:value-type="string">
            <text:p>Convergence / divergence only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2" office:value-type="string" calcext:value-type="string">
            <text:p><text:a xlink:href="https://www.investopedia.com/terms/s/stochasticoscillator.asp" xlink:type="simple">Stochastic</text:a></text:p>
          </table:table-cell>
          <table:table-cell table:style-name="ce37" table:number-columns-repeated="2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2" office:value-type="string" calcext:value-type="string">
            <text:p><text:a xlink:href="https://www.investopedia.com/terms/s/stochrsi.asp" xlink:type="simple">Stochastic RSI</text:a></text:p>
          </table:table-cell>
          <table:table-cell table:style-name="ce37" office:value-type="string" calcext:value-type="string">
            <text:p>StochRSI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3" office:value-type="string" calcext:value-type="string">
            <text:p><text:a xlink:href="https://www.investopedia.com/articles/trading/07/adx-trend-indicator.asp" xlink:type="simple">Average Directional Index</text:a></text:p>
          </table:table-cell>
          <table:table-cell table:style-name="ce37" office:value-type="string" calcext:value-type="string">
            <text:p>ADX</text:p>
          </table:table-cell>
          <table:table-cell table:style-name="ce40" office:value-type="string" calcext:value-type="string">
            <text:p><text:a xlink:href="https://www.tradingview.com/script/FG6aHUuF-Average-Directional-Index-with-DI-and-DI/" xlink:type="simple">Average Directional Index with DI+ and DI-</text:a>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Chande Momentum Oscillator</text:p>
          </table:table-cell>
          <table:table-cell table:style-name="ce37" office:value-type="string" calcext:value-type="string">
            <text:p>CMO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Commodity Channel Index</text:p>
          </table:table-cell>
          <table:table-cell table:style-name="ce37" office:value-type="string" calcext:value-type="string">
            <text:p>CCI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Momentum Indicator</text:p>
          </table:table-cell>
          <table:table-cell table:style-name="ce37" office:value-type="string" calcext:value-type="string">
            <text:p>MOM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3" office:value-type="string" calcext:value-type="string">
            <text:p><text:a xlink:href="https://www.tradingview.com/scripts/awesomeoscillator/?solution=43000501826" xlink:type="simple">Awesome Oscillator</text:a></text:p>
          </table:table-cell>
          <table:table-cell table:style-name="ce37" office:value-type="string" calcext:value-type="string">
            <text:p>AO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8" office:value-type="string" calcext:value-type="string">
            <text:p><text:a xlink:href="https://www.tradingview.com/scripts/rateofchange/" xlink:type="simple">Rate of Change</text:a></text:p>
          </table:table-cell>
          <table:table-cell table:style-name="ce37" office:value-type="string" calcext:value-type="string">
            <text:p>RoC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2"/>
          <table:table-cell table:style-name="ce27" office:value-type="string" calcext:value-type="string">
            <text:p>Williams %R</text:p>
          </table:table-cell>
          <table:table-cell table:style-name="ce38" table:number-columns-repeated="2"/>
          <table:table-cell table:style-name="ce38" table:formula="of:=FALSE()" office:value-type="float" office:value="0" calcext:value-type="float">
            <text:p>0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1" table:number-rows-spanned="7">
            <text:p>Volatility</text:p>
          </table:table-cell>
          <table:table-cell table:style-name="ce22" office:value-type="string" calcext:value-type="string">
            <text:p><text:a xlink:href="https://www.investopedia.com/trading/using-bollinger-bands-to-gauge-trends/" xlink:type="simple">Bollinger Bands</text:a></text:p>
          </table:table-cell>
          <table:table-cell table:style-name="ce37" office:value-type="string" calcext:value-type="string">
            <text:p>BB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Standard Deviation</text:p>
          </table:table-cell>
          <table:table-cell table:style-name="ce37" table:number-columns-repeated="2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2" office:value-type="string" calcext:value-type="string">
            <text:p><text:a xlink:href="https://www.investopedia.com/terms/a/atr.asp" xlink:type="simple">Average True Range</text:a></text:p>
          </table:table-cell>
          <table:table-cell table:style-name="ce37" office:value-type="string" calcext:value-type="string">
            <text:p>ATR</text:p>
          </table:table-cell>
          <table:table-cell table:style-name="ce39" office:value-type="string" calcext:value-type="string">
            <text:p>SL could be below 2x ATR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Volatility channels indicator</text:p>
          </table:table-cell>
          <table:table-cell table:style-name="ce37" table:number-columns-repeated="2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Rate of Change</text:p>
          </table:table-cell>
          <table:table-cell table:style-name="ce37" office:value-type="string" calcext:value-type="string">
            <text:p>ROC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Donchian Channels</text:p>
          </table:table-cell>
          <table:table-cell table:style-name="ce37" table:number-columns-repeated="2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2"/>
          <table:table-cell table:style-name="ce29" office:value-type="string" calcext:value-type="string">
            <text:p><text:a xlink:href="https://www.investopedia.com/terms/k/keltnerchannel.asp" xlink:type="simple">Keltner Channels</text:a></text:p>
          </table:table-cell>
          <table:table-cell table:style-name="ce38" office:value-type="string" calcext:value-type="string">
            <text:p>KC</text:p>
          </table:table-cell>
          <table:table-cell table:style-name="ce41" office:value-type="string" calcext:value-type="string">
            <text:p>Mult 2.25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1" table:number-rows-spanned="6">
            <text:p>Volume</text:p>
          </table:table-cell>
          <table:table-cell table:style-name="ce22" office:value-type="string" calcext:value-type="string">
            <text:p><text:a xlink:href="https://www.investopedia.com/articles/technical/02/010702.asp" xlink:type="simple">Market Volume</text:a></text:p>
          </table:table-cell>
          <table:table-cell table:style-name="ce37" office:value-type="string" calcext:value-type="string">
            <text:p>Vol</text:p>
          </table:table-cell>
          <table:table-cell table:style-name="ce39" office:value-type="string" calcext:value-type="string">
            <text:p>MA: 3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2" office:value-type="string" calcext:value-type="string">
            <text:p><text:a xlink:href="https://www.investopedia.com/terms/o/onbalancevolume.asp" xlink:type="simple">On Balance Volume</text:a></text:p>
          </table:table-cell>
          <table:table-cell table:style-name="ce37" office:value-type="string" calcext:value-type="string">
            <text:p>OBV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3" office:value-type="string" calcext:value-type="string">
            <text:p><text:a xlink:href="https://www.investopedia.com/terms/o/openinterest.asp" xlink:type="simple">Open Interest</text:a></text:p>
          </table:table-cell>
          <table:table-cell table:style-name="ce37" office:value-type="string" calcext:value-type="string">
            <text:p>OI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Money Flow Index</text:p>
          </table:table-cell>
          <table:table-cell table:style-name="ce37" office:value-type="string" calcext:value-type="string">
            <text:p>MFI</text:p>
          </table:table-cell>
          <table:table-cell table:style-name="ce37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26" office:value-type="string" calcext:value-type="string">
            <text:p>Ease of movement</text:p>
          </table:table-cell>
          <table:table-cell table:style-name="ce37" table:number-columns-repeated="2"/>
          <table:table-cell table:style-name="ce37" table:formula="of:=FALSE()" office:value-type="float" office:value="0" calcext:value-type="float">
            <text:p>0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12"/>
          <table:table-cell table:style-name="ce22" office:value-type="string" calcext:value-type="string">
            <text:p><text:a xlink:href="https://www.investopedia.com/terms/v/vwap.asp" xlink:type="simple">Volume-weighted Average Price</text:a></text:p>
          </table:table-cell>
          <table:table-cell table:style-name="ce37" office:value-type="string" calcext:value-type="string">
            <text:p>VWAP</text:p>
          </table:table-cell>
          <table:table-cell table:style-name="ce42"/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30" table:number-columns-repeated="4"/>
          <table:table-cell table:style-name="ce43" office:value-type="string" calcext:value-type="string">
            <text:p><text:a xlink:href="https://youtu.be/nmffSjdZbWQ" xlink:type="simple">Backtest inspiration 1 &amp; 2</text:a></text:p>
          </table:table-cell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testing template - MACD - ETHUSDT - D" table:style-name="ta2"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7" table:number-columns-repeated="1020" table:default-cell-style-name="Default"/>
        <table:table-row table:style-name="ro1">
          <table:table-cell table:style-name="ce20" office:value-type="string" calcext:value-type="string">
            <text:p>Entry date</text:p>
          </table:table-cell>
          <table:table-cell table:style-name="ce20" office:value-type="string" calcext:value-type="string">
            <text:p>Exit date</text:p>
          </table:table-cell>
          <table:table-cell table:style-name="ce20" office:value-type="string" calcext:value-type="string">
            <text:p>% Profit</text:p>
          </table:table-cell>
          <table:table-cell table:style-name="ce20" office:value-type="string" calcext:value-type="string">
            <text:p>TV Link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31/04/2021</text:p>
          </table:table-cell>
          <table:table-cell table:style-name="ce44" office:value-type="string" calcext:value-type="string">
            <text:p>20.04.2021</text:p>
          </table:table-cell>
          <table:table-cell table:style-name="ce47" office:value-type="percentage" office:value="0.176" calcext:value-type="percentage">
            <text:p>18%</text:p>
          </table:table-cell>
          <table:table-cell table:style-name="ce50" office:value-type="string" calcext:value-type="string">
            <text:p><text:a xlink:href="https://www.tradingview.com/x/vH1mgpGY/" xlink:type="simple">https://www.tradingview.com/x/vH1mgpGY/</text:a></text:p>
          </table:table-cell>
          <table:table-cell table:number-columns-repeated="1020"/>
        </table:table-row>
        <table:table-row table:style-name="ro1" table:number-rows-repeated="98">
          <table:table-cell table:style-name="ce44" table:number-columns-repeated="2"/>
          <table:table-cell table:style-name="ce47"/>
          <table:table-cell table:style-name="ce51"/>
          <table:table-cell table:number-columns-repeated="1020"/>
        </table:table-row>
        <table:table-row table:style-name="ro1">
          <table:table-cell table:style-name="ce45" table:number-columns-repeated="2"/>
          <table:table-cell table:style-name="ce48"/>
          <table:table-cell table:style-name="ce52"/>
          <table:table-cell table:number-columns-repeated="1020"/>
        </table:table-row>
        <table:table-row table:style-name="ro1">
          <table:table-cell table:style-name="ce20" office:value-type="string" calcext:value-type="string">
            <text:p>Total:</text:p>
          </table:table-cell>
          <table:table-cell table:style-name="ce46" table:formula="of:=SUM([.C2:.C101])" office:value-type="percentage" office:value="0.176" calcext:value-type="percentage" table:number-columns-spanned="3" table:number-rows-spanned="1">
            <text:p>18%</text:p>
          </table:table-cell>
          <table:covered-table-cell table:style-name="ce49"/>
          <table:covered-table-cell table:style-name="ce53"/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w_20_to_20_really_20_understand_20_indicators" style:display-name="PageStyle_How to really understand indica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testing_20_template_20_-_20_MACD_20_-_20_ETHUSDT_20_-_20_D" style:display-name="PageStyle_Backtesting template - MACD - ETHUSDT - 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0" meta:object-count="0"/>
    <meta:generator>LibreOfficeDev/6.0.5.2$Linux_X86_64 LibreOffice_project/</meta:generator>
  </office:meta>
</office:document-meta>
</file>